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075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98in"/>
    </style:style>
    <style:style style:name="co6" style:family="table-column">
      <style:table-column-properties fo:break-before="auto" style:column-width="0.2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Default" office:value-type="string">
            <text:p>Process 1</text:p>
          </table:table-cell>
          <table:table-cell table:number-columns-repeated="3"/>
          <table:table-cell office:value-type="string">
            <text:p>Inverted Page Table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%4 = </text:p>
          </table:table-cell>
          <table:table-cell table:formula="of:=MOD([.A2];4)" office:value-type="float" office:value="0">
            <text:p>0</text:p>
          </table:table-cell>
          <table:table-cell/>
          <table:table-cell office:value-type="string">
            <text:p>PID = 1, page# = 2, page frame # = 0</text:p>
          </table:table-cell>
          <table:table-cell office:value-type="string">
            <text:p>-&gt;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%4 = </text:p>
          </table:table-cell>
          <table:table-cell table:formula="of:=MOD([.A3];4)" office:value-type="float" office:value="1">
            <text:p>1</text:p>
          </table:table-cell>
          <table:table-cell/>
          <table:table-cell office:value-type="string">
            <text:p>PID = 2, page# = 2, page frame # = 1</text:p>
          </table:table-cell>
          <table:table-cell office:value-type="string">
            <text:p>-&gt;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%4 = </text:p>
          </table:table-cell>
          <table:table-cell table:formula="of:=MOD([.A4];4)" office:value-type="float" office:value="2">
            <text:p>2</text:p>
          </table:table-cell>
          <table:table-cell/>
          <table:table-cell office:value-type="string">
            <text:p>PID = 2, page# = 3, page frame # = 2</text:p>
          </table:table-cell>
          <table:table-cell office:value-type="string">
            <text:p>-&gt;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%4 = </text:p>
          </table:table-cell>
          <table:table-cell table:formula="of:=MOD([.A5];4)" office:value-type="float" office:value="3">
            <text:p>3</text:p>
          </table:table-cell>
          <table:table-cell/>
          <table:table-cell office:value-type="string">
            <text:p>PID = 1, page# = 0, page frame # = 3</text:p>
          </table:table-cell>
          <table:table-cell office:value-type="string">
            <text:p>-&gt;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%4 = </text:p>
          </table:table-cell>
          <table:table-cell table:formula="of:=MOD([.A6];4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%4 = </text:p>
          </table:table-cell>
          <table:table-cell table:formula="of:=MOD([.A7];4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%4 = </text:p>
          </table:table-cell>
          <table:table-cell table:formula="of:=MOD([.A8];4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%4 = </text:p>
          </table:table-cell>
          <table:table-cell table:formula="of:=MOD([.A9];4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>
            <text:p>Process 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%4 = </text:p>
          </table:table-cell>
          <table:table-cell table:formula="of:=MOD([.A12];4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%4 = </text:p>
          </table:table-cell>
          <table:table-cell table:formula="of:=MOD([.A13];4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%4 = </text:p>
          </table:table-cell>
          <table:table-cell table:formula="of:=MOD([.A14];4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%4 = </text:p>
          </table:table-cell>
          <table:table-cell table:formula="of:=MOD([.A15];4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%4 = </text:p>
          </table:table-cell>
          <table:table-cell table:formula="of:=MOD([.A16];4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%4 = </text:p>
          </table:table-cell>
          <table:table-cell table:formula="of:=MOD([.A17];4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%4 = </text:p>
          </table:table-cell>
          <table:table-cell table:formula="of:=MOD([.A18];4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%4 = </text:p>
          </table:table-cell>
          <table:table-cell table:formula="of:=MOD([.A19];4)" office:value-type="float" office:value="3">
            <text:p>3</text:p>
          </table:table-cell>
          <table:table-cell table:number-columns-repeated="4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6T15:15:42</meta:creation-date>
    <dc:date>2013-09-26T15:57:27</dc:date>
    <meta:editing-duration>PT11M25S</meta:editing-duration>
    <meta:editing-cycles>1</meta:editing-cycles>
    <meta:document-statistic meta:table-count="3" meta:cell-count="63" meta:object-count="0"/>
    <meta:generator>LibreOffice/3.5$Linux_X86_64 LibreOffice_project/350m1$Build-2</meta:generator>
  </office:meta>
</office:document-meta>
</file>